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f8fd" officeooo:paragraph-rsid="001bf8f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>
      <style:text-properties officeooo:rsid="001bf8fd" officeooo:paragraph-rsid="001bf8f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PT BASH</text:p>
      <text:p text:style-name="P8">Voici une liste d'exercices pour apprendre et pratiquer les scripts Bash sous Linux. Ces exercices couvrent différents niveaux de difficulté, du débutant à l'intermédiaire. N'hésitez pas à demander si vous souhaitez une explication ou des indices pour un exercice particulier !</text:p>
      <text:p text:style-name="Horizontal_20_Line"/>
      <text:h text:style-name="Heading_20_3" text:outline-level="3"><text:span text:style-name="Strong_20_Emphasis">Niveau débutant</text:span></text:h>
      <text:list text:style-name="L1">
        <text:list-item>
          <text:p text:style-name="P2"><text:span text:style-name="Strong_20_Emphasis">Hello World</text:span></text:p>
          <text:list>
            <text:list-item>
              <text:p text:style-name="P3">Écrivez un script Bash qui affiche "Hello, World!" à l'écran.</text:p>
            </text:list-item>
            <text:list-item>
              <text:p text:style-name="P3">Indication : Utilisez la commande <text:span text:style-name="Source_20_Text">echo</text:span>.</text:p>
            </text:list-item>
          </text:list>
        </text:list-item>
        <text:list-item>
          <text:p text:style-name="P2"><text:span text:style-name="Strong_20_Emphasis">Variables et affichage</text:span></text:p>
          <text:list>
            <text:list-item>
              <text:p text:style-name="P3">Écrivez un script qui demande à l'utilisateur son nom et affiche "Bonjour, [Nom]!".</text:p>
            </text:list-item>
            <text:list-item>
              <text:p text:style-name="P3">Utilisez <text:span text:style-name="Source_20_Text">read</text:span> pour obtenir l'entrée utilisateur.</text:p>
            </text:list-item>
          </text:list>
        </text:list-item>
        <text:list-item>
          <text:p text:style-name="P2"><text:span text:style-name="Strong_20_Emphasis">Liste des fichiers</text:span></text:p>
          <text:list>
            <text:list-item>
              <text:p text:style-name="P3">Écrivez un script qui affiche tous les fichiers du répertoire courant.</text:p>
            </text:list-item>
            <text:list-item>
              <text:p text:style-name="P3">Indication : Utilisez la commande <text:span text:style-name="Source_20_Text">ls</text:span>.</text:p>
            </text:list-item>
          </text:list>
        </text:list-item>
        <text:list-item>
          <text:p text:style-name="P2"><text:span text:style-name="Strong_20_Emphasis">Conditions simples</text:span></text:p>
          <text:list>
            <text:list-item>
              <text:p text:style-name="P3">Créez un script qui vérifie si un fichier donné existe. Si oui, affichez "Le fichier existe". Sinon, affichez "Le fichier n'existe pas".</text:p>
            </text:list-item>
            <text:list-item>
              <text:p text:style-name="P3">Utilisez les tests <text:span text:style-name="Source_20_Text">-e</text:span> ou <text:span text:style-name="Source_20_Text">-f</text:span>.</text:p>
            </text:list-item>
          </text:list>
        </text:list-item>
        <text:list-item>
          <text:p text:style-name="P2"><text:span text:style-name="Strong_20_Emphasis">Boucle for</text:span></text:p>
          <text:list>
            <text:list-item>
              <text:p text:style-name="P2">Écrivez un script qui affiche les nombres de 1 à 10 en utilisant une boucle <text:span text:style-name="Source_20_Text">for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Niveau intermédiaire</text:span></text:h>
      <text:list text:style-name="L2">
        <text:list-item>
          <text:p text:style-name="P4"><text:span text:style-name="Strong_20_Emphasis">Recherche de texte dans un fichier</text:span></text:p>
          <text:list>
            <text:list-item>
              <text:p text:style-name="P5">Écrivez un script qui demande un mot-clé à l'utilisateur et cherche ce mot dans un fichier donné. Affichez toutes les lignes contenant le mot-clé.</text:p>
            </text:list-item>
            <text:list-item>
              <text:p text:style-name="P5">Utilisez la commande <text:span text:style-name="Source_20_Text">grep</text:span>.</text:p>
            </text:list-item>
          </text:list>
        </text:list-item>
        <text:list-item>
          <text:p text:style-name="P4"><text:span text:style-name="Strong_20_Emphasis">Calculatrice simple</text:span></text:p>
          <text:list>
            <text:list-item>
              <text:p text:style-name="P5">Créez un script qui demande deux nombres et une opération (addition, soustraction, multiplication ou division) à l'utilisateur, puis affiche le résultat.</text:p>
            </text:list-item>
            <text:list-item>
              <text:p text:style-name="P5">Utilisez <text:span text:style-name="Source_20_Text">expr</text:span> ou <text:span text:style-name="Source_20_Text">bc</text:span> pour effectuer les calculs.</text:p>
            </text:list-item>
          </text:list>
        </text:list-item>
        <text:list-item>
          <text:p text:style-name="P4"><text:span text:style-name="Strong_20_Emphasis">Sauvegarde automatique</text:span></text:p>
          <text:list>
            <text:list-item>
              <text:p text:style-name="P5">Écrivez un script qui copie tous les fichiers d'un répertoire donné vers un autre répertoire de sauvegarde. Ajoutez la date actuelle au nom de chaque fichier sauvegardé.</text:p>
            </text:list-item>
            <text:list-item>
              <text:p text:style-name="P5">Utilisez les commandes <text:span text:style-name="Source_20_Text">cp</text:span> et <text:span text:style-name="Source_20_Text">date</text:span>.</text:p>
            </text:list-item>
          </text:list>
        </text:list-item>
        <text:list-item>
          <text:p text:style-name="P4"><text:span text:style-name="Strong_20_Emphasis">Vérification des utilisateurs connectés</text:span></text:p>
          <text:list>
            <text:list-item>
              <text:p text:style-name="P5"><text:soft-page-break/>Écrivez un script qui affiche tous les utilisateurs actuellement connectés au système, avec l'heure de connexion.</text:p>
            </text:list-item>
            <text:list-item>
              <text:p text:style-name="P5">Indication : Utilisez la commande <text:span text:style-name="Source_20_Text">who</text:span>.</text:p>
            </text:list-item>
          </text:list>
        </text:list-item>
        <text:list-item>
          <text:p text:style-name="P4"><text:span text:style-name="Strong_20_Emphasis">Analyse des fichiers log</text:span></text:p>
          <text:list>
            <text:list-item>
              <text:p text:style-name="P4">Écrivez un script qui analyse un fichier de logs (par exemple <text:span text:style-name="Source_20_Text">/var/log/syslog</text:span>) et compte combien de fois un mot spécifique apparaît.</text:p>
            </text:list-item>
          </text:list>
        </text:list-item>
      </text:list>
      <text:p text:style-name="Horizontal_20_Line"/>
      <text:h text:style-name="Heading_20_3" text:outline-level="3"><text:span text:style-name="Strong_20_Emphasis">Niveau avancé</text:span></text:h>
      <text:list text:style-name="L3">
        <text:list-item>
          <text:p text:style-name="P6"><text:span text:style-name="Strong_20_Emphasis">Création d'un menu interactif</text:span></text:p>
          <text:list>
            <text:list-item>
              <text:p text:style-name="P7">Créez un script qui affiche un menu interactif avec plusieurs options (par exemple : "Lister les fichiers", "Afficher la date", "Quitter"). Exécutez l'action choisie par l'utilisateur.</text:p>
            </text:list-item>
            <text:list-item>
              <text:p text:style-name="P7">Indication : Utilisez une boucle <text:span text:style-name="Source_20_Text">while</text:span> et une instruction <text:span text:style-name="Source_20_Text">case</text:span>.</text:p>
            </text:list-item>
          </text:list>
        </text:list-item>
        <text:list-item>
          <text:p text:style-name="P6"><text:span text:style-name="Strong_20_Emphasis">Backup automatique avec tar</text:span></text:p>
          <text:list>
            <text:list-item>
              <text:p text:style-name="P7">Écrivez un script qui compresse un répertoire donné dans une archive <text:span text:style-name="Source_20_Text">.tar.gz</text:span> avec un nom incluant la date et l'heure. Le script doit aussi supprimer les sauvegardes plus anciennes qu'une semaine.</text:p>
            </text:list-item>
            <text:list-item>
              <text:p text:style-name="P7">Utilisez les commandes <text:span text:style-name="Source_20_Text">tar</text:span> et <text:span text:style-name="Source_20_Text">find</text:span>.</text:p>
            </text:list-item>
          </text:list>
        </text:list-item>
        <text:list-item>
          <text:p text:style-name="P6"><text:span text:style-name="Strong_20_Emphasis">Vérification de l'espace disque</text:span></text:p>
          <text:list>
            <text:list-item>
              <text:p text:style-name="P7">Écrivez un script qui vérifie si l'espace disque utilisé dépasse un seuil (par exemple 80 %) et affiche un avertissement.</text:p>
            </text:list-item>
            <text:list-item>
              <text:p text:style-name="P7">Utilisez la commande <text:span text:style-name="Source_20_Text">df</text:span> et les structures conditionnelles.</text:p>
            </text:list-item>
          </text:list>
        </text:list-item>
        <text:list-item>
          <text:p text:style-name="P6"><text:span text:style-name="Strong_20_Emphasis">Surveillance de processus</text:span></text:p>
          <text:list>
            <text:list-item>
              <text:p text:style-name="P7">Écrivez un script qui vérifie si un processus donné (par exemple "nginx") est en cours d'exécution. Si ce n'est pas le cas, démarrez le processus.</text:p>
            </text:list-item>
            <text:list-item>
              <text:p text:style-name="P7">Utilisez les commandes <text:span text:style-name="Source_20_Text">ps</text:span>, <text:span text:style-name="Source_20_Text">grep</text:span>, et éventuellement <text:span text:style-name="Source_20_Text">systemctl</text:span>.</text:p>
            </text:list-item>
          </text:list>
        </text:list-item>
        <text:list-item>
          <text:p text:style-name="P6"><text:span text:style-name="Strong_20_Emphasis">Création d'un mot de passe aléatoire</text:span></text:p>
          <text:list>
            <text:list-item>
              <text:p text:style-name="P7">Écrivez un script qui génère un mot de passe aléatoire de longueur donnée. Le mot de passe doit inclure des lettres, des chiffres et des caractères spéciaux.</text:p>
            </text:list-item>
            <text:list-item>
              <text:p text:style-name="P6">Utilisez <text:span text:style-name="Source_20_Text">/dev/urandom</text:span> ou la commande <text:span text:style-name="Source_20_Text">tr</text:span>.</text:p>
            </text:list-item>
          </text:list>
        </text:list-item>
      </text:list>
      <text:p text:style-name="Horizontal_20_Line"/>
      <text:p text:style-name="Text_20_body">Si vous souhaitez des exemples de solutions pour un ou plusieurs de ces exercices, je peux vous en fournir. Vous pouvez également me demander des exercices plus ciblés ou spécifiques ! 😊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9:48:22.075070913</meta:creation-date>
    <dc:date>2025-01-16T09:48:57.521516747</dc:date>
    <meta:editing-duration>PT36S</meta:editing-duration>
    <meta:editing-cycles>1</meta:editing-cycles>
    <meta:document-statistic meta:table-count="0" meta:image-count="0" meta:object-count="0" meta:page-count="2" meta:paragraph-count="49" meta:word-count="571" meta:character-count="3451" meta:non-whitespace-character-count="2972"/>
    <meta:generator>LibreOffice/24.2.6.2$Linux_X86_64 LibreOffice_project/420$Build-2</meta:generator>
  </office:meta>
</office:document-meta>
</file>